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786b" officeooo:paragraph-rsid="0013786b"/>
    </style:style>
    <style:style style:name="P2" style:family="paragraph" style:parent-style-name="Standard">
      <style:text-properties officeooo:rsid="001445ef" officeooo:paragraph-rsid="001445ef"/>
    </style:style>
    <style:style style:name="P3" style:family="paragraph" style:parent-style-name="Standard">
      <style:text-properties officeooo:rsid="001445ef" officeooo:paragraph-rsid="00156ddc"/>
    </style:style>
    <style:style style:name="P4" style:family="paragraph" style:parent-style-name="Standard">
      <style:text-properties officeooo:rsid="001445ef" officeooo:paragraph-rsid="004dc31a"/>
    </style:style>
    <style:style style:name="P5" style:family="paragraph" style:parent-style-name="Standard">
      <style:text-properties officeooo:rsid="001445ef" officeooo:paragraph-rsid="007f95e1"/>
    </style:style>
    <style:style style:name="P6" style:family="paragraph" style:parent-style-name="Standard">
      <style:text-properties officeooo:rsid="001445ef" officeooo:paragraph-rsid="00841192"/>
    </style:style>
    <style:style style:name="P7" style:family="paragraph" style:parent-style-name="Standard">
      <style:text-properties fo:color="#0000ff" fo:font-weight="bold" officeooo:rsid="0017ec8a" officeooo:paragraph-rsid="0022e4eb" style:font-weight-asian="bold" style:font-weight-complex="bold"/>
    </style:style>
    <style:style style:name="P8" style:family="paragraph" style:parent-style-name="Standard">
      <style:text-properties fo:color="#0000ff" fo:font-weight="bold" officeooo:rsid="0017ec8a" officeooo:paragraph-rsid="0035e790" style:font-weight-asian="bold" style:font-weight-complex="bold"/>
    </style:style>
    <style:style style:name="P9" style:family="paragraph" style:parent-style-name="Standard">
      <style:text-properties fo:color="#0000ff" fo:font-weight="bold" officeooo:rsid="0024bd63" officeooo:paragraph-rsid="0024bd63" style:font-weight-asian="bold" style:font-weight-complex="bold"/>
    </style:style>
    <style:style style:name="P10" style:family="paragraph" style:parent-style-name="Standard">
      <style:text-properties fo:color="#0000ff" fo:font-weight="bold" officeooo:rsid="0028251b" officeooo:paragraph-rsid="0028251b" style:font-weight-asian="bold" style:font-weight-complex="bold"/>
    </style:style>
    <style:style style:name="P11" style:family="paragraph" style:parent-style-name="Standard">
      <style:text-properties fo:color="#0000ff" fo:font-weight="bold" officeooo:rsid="001a801a" officeooo:paragraph-rsid="0035e790" style:font-weight-asian="bold" style:font-weight-complex="bold"/>
    </style:style>
    <style:style style:name="P12" style:family="paragraph" style:parent-style-name="Standard">
      <style:text-properties fo:color="#0000ff" fo:font-weight="bold" officeooo:rsid="001a801a" officeooo:paragraph-rsid="004935f3" style:font-weight-asian="bold" style:font-weight-complex="bold"/>
    </style:style>
    <style:style style:name="P13" style:family="paragraph" style:parent-style-name="Standard">
      <style:text-properties fo:color="#0000ff" fo:font-weight="bold" officeooo:rsid="001a801a" officeooo:paragraph-rsid="004f83ab" style:font-weight-asian="bold" style:font-weight-complex="bold"/>
    </style:style>
    <style:style style:name="P14" style:family="paragraph" style:parent-style-name="Standard">
      <style:text-properties fo:color="#0000ff" fo:font-weight="bold" officeooo:rsid="004935f3" officeooo:paragraph-rsid="004935f3" style:font-weight-asian="bold" style:font-weight-complex="bold"/>
    </style:style>
    <style:style style:name="P15" style:family="paragraph" style:parent-style-name="Standard">
      <style:text-properties fo:color="#0000ff" fo:font-weight="bold" officeooo:rsid="004935f3" officeooo:paragraph-rsid="0049f34d" style:font-weight-asian="bold" style:font-weight-complex="bold"/>
    </style:style>
    <style:style style:name="P16" style:family="paragraph" style:parent-style-name="Standard">
      <style:text-properties fo:color="#3333ff" fo:font-weight="bold" officeooo:rsid="002e009e" officeooo:paragraph-rsid="0033d525" style:font-weight-asian="bold" style:font-weight-complex="bold"/>
    </style:style>
    <style:style style:name="P17" style:family="paragraph" style:parent-style-name="Standard">
      <style:text-properties fo:color="#3333ff" fo:font-weight="bold" officeooo:rsid="002e009e" officeooo:paragraph-rsid="00388fc3" style:font-weight-asian="bold" style:font-weight-complex="bold"/>
    </style:style>
    <style:style style:name="P18" style:family="paragraph" style:parent-style-name="Standard">
      <style:text-properties fo:color="#3333ff" fo:font-weight="bold" officeooo:rsid="002e009e" officeooo:paragraph-rsid="003a6f62" style:font-weight-asian="bold" style:font-weight-complex="bold"/>
    </style:style>
    <style:style style:name="P19" style:family="paragraph" style:parent-style-name="Standard">
      <style:text-properties fo:color="#3333ff" fo:font-weight="bold" officeooo:rsid="002e009e" officeooo:paragraph-rsid="0050bc1e" style:font-weight-asian="bold" style:font-weight-complex="bold"/>
    </style:style>
    <style:style style:name="P20" style:family="paragraph" style:parent-style-name="Standard">
      <style:text-properties fo:color="#3333ff" fo:font-weight="bold" officeooo:rsid="002e009e" officeooo:paragraph-rsid="00411230" style:font-weight-asian="bold" style:font-weight-complex="bold"/>
    </style:style>
    <style:style style:name="P21" style:family="paragraph" style:parent-style-name="Standard">
      <style:text-properties fo:color="#3333ff" fo:font-weight="bold" officeooo:rsid="002e009e" officeooo:paragraph-rsid="005620c7" style:font-weight-asian="bold" style:font-weight-complex="bold"/>
    </style:style>
    <style:style style:name="P22" style:family="paragraph" style:parent-style-name="Standard">
      <style:text-properties fo:color="#3333ff" fo:font-weight="bold" officeooo:rsid="002e009e" officeooo:paragraph-rsid="0069fea0" style:font-weight-asian="bold" style:font-weight-complex="bold"/>
    </style:style>
    <style:style style:name="P23" style:family="paragraph" style:parent-style-name="Standard">
      <style:text-properties fo:color="#3333ff" fo:font-weight="bold" officeooo:rsid="0050bc1e" officeooo:paragraph-rsid="0050bc1e" style:font-weight-asian="bold" style:font-weight-complex="bold"/>
    </style:style>
    <style:style style:name="P24" style:family="paragraph" style:parent-style-name="Standard">
      <style:text-properties fo:color="#3333ff" fo:font-weight="bold" officeooo:rsid="0051ecd7" officeooo:paragraph-rsid="00535963" style:font-weight-asian="bold" style:font-weight-complex="bold"/>
    </style:style>
    <style:style style:name="P25" style:family="paragraph" style:parent-style-name="Standard">
      <style:text-properties fo:color="#3333ff" fo:font-weight="bold" officeooo:rsid="004bce35" officeooo:paragraph-rsid="0049f34d" style:font-weight-asian="bold" style:font-weight-complex="bold"/>
    </style:style>
    <style:style style:name="P26" style:family="paragraph" style:parent-style-name="Standard">
      <style:text-properties fo:color="#3333ff" fo:font-weight="bold" officeooo:rsid="005dd90c" officeooo:paragraph-rsid="005dd90c" style:font-weight-asian="bold" style:font-weight-complex="bold"/>
    </style:style>
    <style:style style:name="P27" style:family="paragraph" style:parent-style-name="Standard">
      <style:text-properties fo:color="#3333ff" fo:font-weight="bold" officeooo:rsid="006b17fe" officeooo:paragraph-rsid="006c15c2" style:font-weight-asian="bold" style:font-weight-complex="bold"/>
    </style:style>
    <style:style style:name="P28" style:family="paragraph" style:parent-style-name="Standard">
      <style:text-properties fo:color="#3333ff" style:font-name="Liberation Serif" fo:font-size="12pt" fo:font-weight="bold" officeooo:rsid="005edfae" officeooo:paragraph-rsid="005f22c1" style:font-size-asian="12pt" style:font-weight-asian="bold" style:font-size-complex="12pt" style:font-weight-complex="bold"/>
    </style:style>
    <style:style style:name="P29" style:family="paragraph" style:parent-style-name="Standard">
      <style:text-properties fo:color="#3333ff" style:font-name="Liberation Serif" fo:font-size="12pt" fo:font-weight="bold" officeooo:rsid="005edfae" officeooo:paragraph-rsid="005fb3ba" style:font-size-asian="12pt" style:font-weight-asian="bold" style:font-size-complex="12pt" style:font-weight-complex="bold"/>
    </style:style>
    <style:style style:name="P30" style:family="paragraph" style:parent-style-name="Standard">
      <style:text-properties fo:color="#3333ff" style:font-name="Liberation Serif" fo:font-size="12pt" fo:font-weight="bold" officeooo:rsid="0060824b" officeooo:paragraph-rsid="0060824b" style:font-size-asian="12pt" style:font-weight-asian="bold" style:font-size-complex="12pt" style:font-weight-complex="bold"/>
    </style:style>
    <style:style style:name="P31" style:family="paragraph" style:parent-style-name="Standard">
      <style:text-properties fo:color="#3333ff" style:font-name="Liberation Serif" fo:font-size="12pt" fo:font-weight="bold" officeooo:rsid="00625c25" officeooo:paragraph-rsid="00625c25" style:font-size-asian="12pt" style:font-weight-asian="bold" style:font-size-complex="12pt" style:font-weight-complex="bold"/>
    </style:style>
    <style:style style:name="P32" style:family="paragraph" style:parent-style-name="Standard">
      <style:text-properties fo:color="#3333ff" style:font-name="Liberation Serif" fo:font-size="12pt" fo:font-weight="bold" officeooo:rsid="006829b7" officeooo:paragraph-rsid="006829b7" style:font-size-asian="12pt" style:font-weight-asian="bold" style:font-size-complex="12pt" style:font-weight-complex="bold"/>
    </style:style>
    <style:style style:name="P33" style:family="paragraph" style:parent-style-name="Standard">
      <style:text-properties fo:color="#3333ff" style:font-name="Liberation Serif" fo:font-size="12pt" fo:font-weight="bold" officeooo:rsid="005f22c1" officeooo:paragraph-rsid="005f22c1" style:font-size-asian="12pt" style:font-weight-asian="bold" style:font-size-complex="12pt" style:font-weight-complex="bold"/>
    </style:style>
    <style:style style:name="P34" style:family="paragraph" style:parent-style-name="Standard">
      <style:text-properties fo:color="#3333ff" style:font-name="Liberation Serif" fo:font-size="12pt" fo:font-weight="bold" officeooo:rsid="005f22c1" officeooo:paragraph-rsid="005fb3ba" style:font-size-asian="12pt" style:font-weight-asian="bold" style:font-size-complex="12pt" style:font-weight-complex="bold"/>
    </style:style>
    <style:style style:name="P35" style:family="paragraph" style:parent-style-name="Standard">
      <style:text-properties officeooo:rsid="002e009e" officeooo:paragraph-rsid="005620c7"/>
    </style:style>
    <style:style style:name="P36" style:family="paragraph" style:parent-style-name="Standard">
      <style:text-properties officeooo:rsid="002e009e" officeooo:paragraph-rsid="006c15c2"/>
    </style:style>
    <style:style style:name="P37" style:family="paragraph" style:parent-style-name="Standard">
      <style:text-properties officeooo:rsid="002e009e" officeooo:paragraph-rsid="00745274"/>
    </style:style>
    <style:style style:name="P38" style:family="paragraph" style:parent-style-name="Standard">
      <style:text-properties officeooo:rsid="002e009e" officeooo:paragraph-rsid="007726fa"/>
    </style:style>
    <style:style style:name="P39" style:family="paragraph" style:parent-style-name="Standard">
      <style:text-properties officeooo:rsid="002e009e" officeooo:paragraph-rsid="0079c724"/>
    </style:style>
    <style:style style:name="P40" style:family="paragraph" style:parent-style-name="Standard">
      <style:text-properties officeooo:rsid="002e009e" officeooo:paragraph-rsid="007dd2a2"/>
    </style:style>
    <style:style style:name="P41" style:family="paragraph" style:parent-style-name="Standard">
      <style:text-properties officeooo:rsid="002e009e" officeooo:paragraph-rsid="0081646a"/>
    </style:style>
    <style:style style:name="P42" style:family="paragraph" style:parent-style-name="Standard">
      <style:text-properties officeooo:rsid="002e009e" officeooo:paragraph-rsid="00841192"/>
    </style:style>
    <style:style style:name="P43" style:family="paragraph" style:parent-style-name="Standard">
      <style:text-properties officeooo:rsid="002e009e" officeooo:paragraph-rsid="0089283a"/>
    </style:style>
    <style:style style:name="P44" style:family="paragraph" style:parent-style-name="Standard">
      <style:text-properties officeooo:rsid="002e009e" officeooo:paragraph-rsid="008dbca1"/>
    </style:style>
    <style:style style:name="P45" style:family="paragraph" style:parent-style-name="Standard">
      <style:text-properties officeooo:rsid="002e009e" officeooo:paragraph-rsid="0090a3e4"/>
    </style:style>
    <style:style style:name="P46" style:family="paragraph" style:parent-style-name="Standard">
      <style:text-properties officeooo:rsid="002e009e" officeooo:paragraph-rsid="0093bc07"/>
    </style:style>
    <style:style style:name="P47" style:family="paragraph" style:parent-style-name="Standard">
      <style:text-properties officeooo:rsid="002e009e" officeooo:paragraph-rsid="00a04957"/>
    </style:style>
    <style:style style:name="P48" style:family="paragraph" style:parent-style-name="Standard">
      <style:text-properties officeooo:rsid="002e009e" officeooo:paragraph-rsid="00a7ca39"/>
    </style:style>
    <style:style style:name="P49" style:family="paragraph" style:parent-style-name="Standard">
      <style:text-properties officeooo:rsid="002e009e" officeooo:paragraph-rsid="00a85314"/>
    </style:style>
    <style:style style:name="P50" style:family="paragraph" style:parent-style-name="Standard">
      <style:text-properties officeooo:rsid="002e009e" officeooo:paragraph-rsid="00a95dc5"/>
    </style:style>
    <style:style style:name="P51" style:family="paragraph" style:parent-style-name="Standard">
      <style:text-properties officeooo:rsid="005dd90c" officeooo:paragraph-rsid="005dd90c"/>
    </style:style>
    <style:style style:name="P52" style:family="paragraph" style:parent-style-name="Standard">
      <style:text-properties officeooo:rsid="006c15c2" officeooo:paragraph-rsid="006e0354"/>
    </style:style>
    <style:style style:name="P53" style:family="paragraph" style:parent-style-name="Standard">
      <style:text-properties officeooo:rsid="006e0354" officeooo:paragraph-rsid="006e0354"/>
    </style:style>
    <style:style style:name="P54" style:family="paragraph" style:parent-style-name="Standard">
      <style:text-properties officeooo:rsid="007b6a27" officeooo:paragraph-rsid="007c98ce"/>
    </style:style>
    <style:style style:name="P55" style:family="paragraph" style:parent-style-name="Standard">
      <style:text-properties officeooo:rsid="00908788" officeooo:paragraph-rsid="00908788"/>
    </style:style>
    <style:style style:name="P56" style:family="paragraph" style:parent-style-name="Standard">
      <style:text-properties officeooo:rsid="009668be" officeooo:paragraph-rsid="009668be"/>
    </style:style>
    <style:style style:name="P57" style:family="paragraph" style:parent-style-name="Standard">
      <style:text-properties officeooo:rsid="009668be" officeooo:paragraph-rsid="009e6104"/>
    </style:style>
    <style:style style:name="P58" style:family="paragraph" style:parent-style-name="Standard">
      <style:text-properties officeooo:rsid="009668be" officeooo:paragraph-rsid="009edc46"/>
    </style:style>
    <style:style style:name="P59" style:family="paragraph" style:parent-style-name="Standard">
      <style:text-properties officeooo:rsid="009668be" officeooo:paragraph-rsid="009f845b"/>
    </style:style>
    <style:style style:name="P60" style:family="paragraph" style:parent-style-name="Standard">
      <style:text-properties fo:color="#3333ff" fo:font-weight="bold" officeooo:rsid="009c177d" officeooo:paragraph-rsid="009b5a37" style:font-weight-asian="bold" style:font-weight-complex="bold"/>
    </style:style>
    <style:style style:name="P61" style:family="paragraph" style:parent-style-name="Standard">
      <style:text-properties fo:color="#3333ff" fo:font-weight="bold" officeooo:rsid="009da184" officeooo:paragraph-rsid="009f845b" style:font-weight-asian="bold" style:font-weight-complex="bold"/>
    </style:style>
    <style:style style:name="P62" style:family="paragraph" style:parent-style-name="Standard">
      <style:text-properties fo:color="#3333ff" fo:font-weight="bold" officeooo:rsid="009da184" officeooo:paragraph-rsid="009da184" style:font-weight-asian="bold" style:font-weight-complex="bold"/>
    </style:style>
    <style:style style:name="P63" style:family="paragraph" style:parent-style-name="Standard">
      <style:text-properties officeooo:rsid="002e009e" officeooo:paragraph-rsid="00ae30e6"/>
    </style:style>
    <style:style style:name="P64" style:family="paragraph" style:parent-style-name="Standard">
      <style:text-properties officeooo:rsid="002e009e" officeooo:paragraph-rsid="00b26418"/>
    </style:style>
    <style:style style:name="P65" style:family="paragraph" style:parent-style-name="Standard">
      <style:text-properties officeooo:rsid="009668be" officeooo:paragraph-rsid="009668be"/>
    </style:style>
    <style:style style:name="P66" style:family="paragraph" style:parent-style-name="Standard">
      <style:text-properties officeooo:rsid="00b3f9dd" officeooo:paragraph-rsid="00b3f9dd"/>
    </style:style>
    <style:style style:name="P67" style:family="paragraph" style:parent-style-name="Standard">
      <style:text-properties officeooo:rsid="00b423b0" officeooo:paragraph-rsid="00b423b0"/>
    </style:style>
    <style:style style:name="T1" style:family="text">
      <style:text-properties officeooo:rsid="00156ddc"/>
    </style:style>
    <style:style style:name="T2" style:family="text">
      <style:text-properties fo:color="#0000ff" fo:font-weight="bold" officeooo:rsid="00156ddc" style:font-weight-asian="bold" style:font-weight-complex="bold"/>
    </style:style>
    <style:style style:name="T3" style:family="text">
      <style:text-properties style:text-underline-style="solid" style:text-underline-width="auto" style:text-underline-color="font-color" fo:font-weight="bold" officeooo:rsid="00156ddc" style:font-weight-asian="bold" style:font-weight-complex="bold" style:text-overline-style="none" style:text-overline-color="font-color"/>
    </style:style>
    <style:style style:name="T4" style:family="text">
      <style:text-properties officeooo:rsid="0018c823"/>
    </style:style>
    <style:style style:name="T5" style:family="text">
      <style:text-properties officeooo:rsid="001a801a"/>
    </style:style>
    <style:style style:name="T6" style:family="text">
      <style:text-properties officeooo:rsid="001e9188"/>
    </style:style>
    <style:style style:name="T7" style:family="text">
      <style:text-properties officeooo:rsid="0028d709"/>
    </style:style>
    <style:style style:name="T8" style:family="text">
      <style:text-properties officeooo:rsid="002b24e9"/>
    </style:style>
    <style:style style:name="T9" style:family="text">
      <style:text-properties officeooo:rsid="002c72f2"/>
    </style:style>
    <style:style style:name="T10" style:family="text">
      <style:text-properties officeooo:rsid="00314b28"/>
    </style:style>
    <style:style style:name="T11" style:family="text">
      <style:text-properties fo:color="#3333ff"/>
    </style:style>
    <style:style style:name="T12" style:family="text">
      <style:text-properties fo:color="#3333ff" officeooo:rsid="002e009e"/>
    </style:style>
    <style:style style:name="T13" style:family="text">
      <style:text-properties fo:color="#3333ff" officeooo:rsid="0033d525"/>
    </style:style>
    <style:style style:name="T14" style:family="text">
      <style:text-properties fo:color="#3333ff" officeooo:rsid="0042b0ad"/>
    </style:style>
    <style:style style:name="T15" style:family="text">
      <style:text-properties fo:color="#3333ff" officeooo:rsid="00443e71"/>
    </style:style>
    <style:style style:name="T16" style:family="text">
      <style:text-properties fo:color="#3333ff" officeooo:rsid="0044ee49"/>
    </style:style>
    <style:style style:name="T17" style:family="text">
      <style:text-properties fo:color="#3333ff" style:text-position="super 58%" officeooo:rsid="0044ee49"/>
    </style:style>
    <style:style style:name="T18" style:family="text">
      <style:text-properties fo:color="#3333ff" officeooo:rsid="00456855"/>
    </style:style>
    <style:style style:name="T19" style:family="text">
      <style:text-properties fo:color="#3333ff" officeooo:rsid="0048085a"/>
    </style:style>
    <style:style style:name="T20" style:family="text">
      <style:text-properties fo:color="#3333ff" officeooo:rsid="004935f3"/>
    </style:style>
    <style:style style:name="T21" style:family="text">
      <style:text-properties fo:color="#3333ff" officeooo:rsid="0049f34d"/>
    </style:style>
    <style:style style:name="T22" style:family="text">
      <style:text-properties fo:color="#3333ff" officeooo:rsid="004bce35"/>
    </style:style>
    <style:style style:name="T23" style:family="text">
      <style:text-properties fo:color="#3333ff" officeooo:rsid="004f83ab"/>
    </style:style>
    <style:style style:name="T24" style:family="text">
      <style:text-properties fo:color="#3333ff" officeooo:rsid="005025d1"/>
    </style:style>
    <style:style style:name="T25" style:family="text">
      <style:text-properties fo:color="#3333ff" fo:font-weight="bold" style:font-weight-asian="bold" style:font-weight-complex="bold"/>
    </style:style>
    <style:style style:name="T26" style:family="text">
      <style:text-properties fo:color="#3333ff" fo:font-weight="bold" officeooo:rsid="0033d525" style:font-weight-asian="bold" style:font-weight-complex="bold"/>
    </style:style>
    <style:style style:name="T27" style:family="text">
      <style:text-properties fo:color="#3333ff" fo:font-weight="bold" officeooo:rsid="0057c2e4" style:font-weight-asian="bold" style:font-weight-complex="bold"/>
    </style:style>
    <style:style style:name="T28" style:family="text">
      <style:text-properties fo:color="#3333ff" fo:font-weight="bold" officeooo:rsid="005afc2d" style:font-weight-asian="bold" style:font-weight-complex="bold"/>
    </style:style>
    <style:style style:name="T29" style:family="text">
      <style:text-properties fo:color="#3333ff" fo:font-weight="bold" officeooo:rsid="005c05c1" style:font-weight-asian="bold" style:font-weight-complex="bold"/>
    </style:style>
    <style:style style:name="T30" style:family="text">
      <style:text-properties fo:color="#3333ff" fo:font-weight="bold" officeooo:rsid="006b17fe" style:font-weight-asian="bold" style:font-weight-complex="bold"/>
    </style:style>
    <style:style style:name="T31" style:family="text">
      <style:text-properties fo:color="#3333ff" fo:font-weight="bold" officeooo:rsid="006c15c2" style:font-weight-asian="bold" style:font-weight-complex="bold"/>
    </style:style>
    <style:style style:name="T32" style:family="text">
      <style:text-properties fo:color="#3333ff" fo:font-weight="bold" officeooo:rsid="006c4d7c" style:font-weight-asian="bold" style:font-weight-complex="bold"/>
    </style:style>
    <style:style style:name="T33" style:family="text">
      <style:text-properties fo:color="#3333ff" fo:font-weight="bold" officeooo:rsid="006e0354" style:font-weight-asian="bold" style:font-weight-complex="bold"/>
    </style:style>
    <style:style style:name="T34" style:family="text">
      <style:text-properties fo:color="#3333ff" fo:font-weight="bold" officeooo:rsid="00715fec" style:font-weight-asian="bold" style:font-weight-complex="bold"/>
    </style:style>
    <style:style style:name="T35" style:family="text">
      <style:text-properties fo:color="#3333ff" fo:font-weight="bold" officeooo:rsid="00728e2b" style:font-weight-asian="bold" style:font-weight-complex="bold"/>
    </style:style>
    <style:style style:name="T36" style:family="text">
      <style:text-properties fo:color="#3333ff" fo:font-weight="bold" officeooo:rsid="0073bcf0" style:font-weight-asian="bold" style:font-weight-complex="bold"/>
    </style:style>
    <style:style style:name="T37" style:family="text">
      <style:text-properties fo:color="#3333ff" fo:font-weight="bold" officeooo:rsid="00745274" style:font-weight-asian="bold" style:font-weight-complex="bold"/>
    </style:style>
    <style:style style:name="T38" style:family="text">
      <style:text-properties fo:color="#3333ff" fo:font-weight="bold" officeooo:rsid="00756d7b" style:font-weight-asian="bold" style:font-weight-complex="bold"/>
    </style:style>
    <style:style style:name="T39" style:family="text">
      <style:text-properties fo:color="#3333ff" fo:font-weight="bold" officeooo:rsid="007726fa" style:font-weight-asian="bold" style:font-weight-complex="bold"/>
    </style:style>
    <style:style style:name="T40" style:family="text">
      <style:text-properties fo:color="#3333ff" fo:font-weight="bold" officeooo:rsid="007a021e" style:font-weight-asian="bold" style:font-weight-complex="bold"/>
    </style:style>
    <style:style style:name="T41" style:family="text">
      <style:text-properties fo:color="#3333ff" fo:font-weight="bold" officeooo:rsid="007c98ce" style:font-weight-asian="bold" style:font-weight-complex="bold"/>
    </style:style>
    <style:style style:name="T42" style:family="text">
      <style:text-properties fo:color="#3333ff" fo:font-weight="bold" officeooo:rsid="001445ef" style:font-weight-asian="bold" style:font-weight-complex="bold"/>
    </style:style>
    <style:style style:name="T43" style:family="text">
      <style:text-properties fo:color="#3333ff" fo:font-weight="bold" officeooo:rsid="007caa75" style:font-weight-asian="bold" style:font-weight-complex="bold"/>
    </style:style>
    <style:style style:name="T44" style:family="text">
      <style:text-properties fo:color="#3333ff" fo:font-weight="bold" officeooo:rsid="007dd2a2" style:font-weight-asian="bold" style:font-weight-complex="bold"/>
    </style:style>
    <style:style style:name="T45" style:family="text">
      <style:text-properties fo:color="#3333ff" fo:font-weight="bold" officeooo:rsid="007e6e81" style:font-weight-asian="bold" style:font-weight-complex="bold"/>
    </style:style>
    <style:style style:name="T46" style:family="text">
      <style:text-properties fo:color="#3333ff" fo:font-weight="bold" officeooo:rsid="007e9771" style:font-weight-asian="bold" style:font-weight-complex="bold"/>
    </style:style>
    <style:style style:name="T47" style:family="text">
      <style:text-properties fo:color="#3333ff" fo:font-weight="bold" officeooo:rsid="007ed533" style:font-weight-asian="bold" style:font-weight-complex="bold"/>
    </style:style>
    <style:style style:name="T48" style:family="text">
      <style:text-properties fo:color="#3333ff" fo:font-weight="bold" officeooo:rsid="007f182e" style:font-weight-asian="bold" style:font-weight-complex="bold"/>
    </style:style>
    <style:style style:name="T49" style:family="text">
      <style:text-properties fo:color="#3333ff" fo:font-weight="bold" officeooo:rsid="00834577" style:font-weight-asian="bold" style:font-weight-complex="bold"/>
    </style:style>
    <style:style style:name="T50" style:family="text">
      <style:text-properties fo:color="#3333ff" fo:font-weight="bold" officeooo:rsid="007f0efa" style:font-weight-asian="bold" style:font-weight-complex="bold"/>
    </style:style>
    <style:style style:name="T51" style:family="text">
      <style:text-properties fo:color="#3333ff" fo:font-weight="bold" officeooo:rsid="00860f5d" style:font-weight-asian="bold" style:font-weight-complex="bold"/>
    </style:style>
    <style:style style:name="T52" style:family="text">
      <style:text-properties fo:color="#3333ff" fo:font-weight="bold" officeooo:rsid="00870e7b" style:font-weight-asian="bold" style:font-weight-complex="bold"/>
    </style:style>
    <style:style style:name="T53" style:family="text">
      <style:text-properties fo:color="#3333ff" fo:font-weight="bold" officeooo:rsid="00872bd8" style:font-weight-asian="bold" style:font-weight-complex="bold"/>
    </style:style>
    <style:style style:name="T54" style:family="text">
      <style:text-properties fo:color="#3333ff" fo:font-weight="bold" officeooo:rsid="0089283a" style:font-weight-asian="bold" style:font-weight-complex="bold"/>
    </style:style>
    <style:style style:name="T55" style:family="text">
      <style:text-properties fo:color="#3333ff" fo:font-weight="bold" officeooo:rsid="008dbca1" style:font-weight-asian="bold" style:font-weight-complex="bold"/>
    </style:style>
    <style:style style:name="T56" style:family="text">
      <style:text-properties fo:color="#3333ff" fo:font-weight="bold" officeooo:rsid="008ed3df" style:font-weight-asian="bold" style:font-weight-complex="bold"/>
    </style:style>
    <style:style style:name="T57" style:family="text">
      <style:text-properties fo:color="#3333ff" fo:font-weight="bold" officeooo:rsid="008f7a95" style:font-weight-asian="bold" style:font-weight-complex="bold"/>
    </style:style>
    <style:style style:name="T58" style:family="text">
      <style:text-properties fo:color="#3333ff" fo:font-weight="bold" officeooo:rsid="009023f8" style:font-weight-asian="bold" style:font-weight-complex="bold"/>
    </style:style>
    <style:style style:name="T59" style:family="text">
      <style:text-properties fo:color="#3333ff" fo:font-weight="bold" officeooo:rsid="00908788" style:font-weight-asian="bold" style:font-weight-complex="bold"/>
    </style:style>
    <style:style style:name="T60" style:family="text">
      <style:text-properties fo:color="#3333ff" fo:font-weight="bold" officeooo:rsid="00925ee0" style:font-weight-asian="bold" style:font-weight-complex="bold"/>
    </style:style>
    <style:style style:name="T61" style:family="text">
      <style:text-properties fo:color="#3333ff" fo:font-weight="bold" officeooo:rsid="0093bc07" style:font-weight-asian="bold" style:font-weight-complex="bold"/>
    </style:style>
    <style:style style:name="T62" style:family="text">
      <style:text-properties fo:color="#3333ff" fo:font-weight="bold" officeooo:rsid="0095b628" style:font-weight-asian="bold" style:font-weight-complex="bold"/>
    </style:style>
    <style:style style:name="T63" style:family="text">
      <style:text-properties fo:color="#3333ff" fo:font-weight="bold" officeooo:rsid="009c177d" style:font-weight-asian="bold" style:font-weight-complex="bold"/>
    </style:style>
    <style:style style:name="T64" style:family="text">
      <style:text-properties fo:color="#3333ff" fo:font-weight="bold" officeooo:rsid="009d9fa4" style:font-weight-asian="bold" style:font-weight-complex="bold"/>
    </style:style>
    <style:style style:name="T65" style:family="text">
      <style:text-properties fo:color="#3333ff" fo:font-weight="bold" officeooo:rsid="009da184" style:font-weight-asian="bold" style:font-weight-complex="bold"/>
    </style:style>
    <style:style style:name="T66" style:family="text">
      <style:text-properties fo:color="#3333ff" fo:font-weight="bold" officeooo:rsid="00a04957" style:font-weight-asian="bold" style:font-weight-complex="bold"/>
    </style:style>
    <style:style style:name="T67" style:family="text">
      <style:text-properties fo:color="#3333ff" fo:font-weight="bold" officeooo:rsid="00a31ec6" style:font-weight-asian="bold" style:font-weight-complex="bold"/>
    </style:style>
    <style:style style:name="T68" style:family="text">
      <style:text-properties fo:color="#3333ff" fo:font-weight="bold" officeooo:rsid="00a4b86a" style:font-weight-asian="bold" style:font-weight-complex="bold"/>
    </style:style>
    <style:style style:name="T69" style:family="text">
      <style:text-properties fo:color="#3333ff" fo:font-weight="bold" officeooo:rsid="00a66450" style:font-weight-asian="bold" style:font-weight-complex="bold"/>
    </style:style>
    <style:style style:name="T70" style:family="text">
      <style:text-properties fo:color="#3333ff" fo:font-weight="bold" officeooo:rsid="00a7ca39" style:font-weight-asian="bold" style:font-weight-complex="bold"/>
    </style:style>
    <style:style style:name="T71" style:family="text">
      <style:text-properties fo:color="#3333ff" fo:font-weight="bold" officeooo:rsid="00a85314" style:font-weight-asian="bold" style:font-weight-complex="bold"/>
    </style:style>
    <style:style style:name="T72" style:family="text">
      <style:text-properties fo:color="#3333ff" fo:font-weight="bold" officeooo:rsid="009668be" style:font-weight-asian="bold" style:font-weight-complex="bold"/>
    </style:style>
    <style:style style:name="T73" style:family="text">
      <style:text-properties fo:color="#3333ff" fo:font-weight="bold" officeooo:rsid="00a95dc5" style:font-weight-asian="bold" style:font-weight-complex="bold"/>
    </style:style>
    <style:style style:name="T74" style:family="text">
      <style:text-properties fo:color="#3333ff" fo:font-weight="bold" officeooo:rsid="00aa6ed0" style:font-weight-asian="bold" style:font-weight-complex="bold"/>
    </style:style>
    <style:style style:name="T75" style:family="text">
      <style:text-properties fo:color="#3333ff" fo:font-weight="bold" officeooo:rsid="00ab99e4" style:font-weight-asian="bold" style:font-weight-complex="bold"/>
    </style:style>
    <style:style style:name="T76" style:family="text">
      <style:text-properties fo:color="#3333ff" fo:font-weight="bold" officeooo:rsid="00ac5440" style:font-weight-asian="bold" style:font-weight-complex="bold"/>
    </style:style>
    <style:style style:name="T77" style:family="text">
      <style:text-properties fo:color="#3333ff" fo:font-weight="bold" officeooo:rsid="00ae30e6" style:font-weight-asian="bold" style:font-weight-complex="bold"/>
    </style:style>
    <style:style style:name="T78" style:family="text">
      <style:text-properties fo:color="#3333ff" fo:font-weight="bold" officeooo:rsid="00b00bb9" style:font-weight-asian="bold" style:font-weight-complex="bold"/>
    </style:style>
    <style:style style:name="T79" style:family="text">
      <style:text-properties fo:color="#3333ff" fo:font-weight="bold" officeooo:rsid="00b26418" style:font-weight-asian="bold" style:font-weight-complex="bold"/>
    </style:style>
    <style:style style:name="T80" style:family="text">
      <style:text-properties fo:color="#3333ff" fo:font-weight="bold" officeooo:rsid="00b35e24" style:font-weight-asian="bold" style:font-weight-complex="bold"/>
    </style:style>
    <style:style style:name="T81" style:family="text">
      <style:text-properties fo:color="#3333ff" fo:font-weight="bold" officeooo:rsid="00b423b0" style:font-weight-asian="bold" style:font-weight-complex="bold"/>
    </style:style>
    <style:style style:name="T82" style:family="text">
      <style:text-properties fo:color="#3333ff" fo:font-weight="bold" officeooo:rsid="00b60315" style:font-weight-asian="bold" style:font-weight-complex="bold"/>
    </style:style>
    <style:style style:name="T83" style:family="text">
      <style:text-properties fo:color="#3333ff" fo:font-weight="bold" officeooo:rsid="00b6c574" style:font-weight-asian="bold" style:font-weight-complex="bold"/>
    </style:style>
    <style:style style:name="T84" style:family="text">
      <style:text-properties fo:color="#3333ff" fo:font-weight="bold" officeooo:rsid="00b9f13c" style:font-weight-asian="bold" style:font-weight-complex="bold"/>
    </style:style>
    <style:style style:name="T85" style:family="text">
      <style:text-properties fo:color="#3333ff" officeooo:rsid="00659f95"/>
    </style:style>
    <style:style style:name="T86" style:family="text">
      <style:text-properties officeooo:rsid="0033d525"/>
    </style:style>
    <style:style style:name="T87" style:family="text">
      <style:text-properties officeooo:rsid="0037bb1d"/>
    </style:style>
    <style:style style:name="T88" style:family="text">
      <style:text-properties officeooo:rsid="003c5537"/>
    </style:style>
    <style:style style:name="T89" style:family="text">
      <style:text-properties officeooo:rsid="00411230"/>
    </style:style>
    <style:style style:name="T90" style:family="text">
      <style:text-properties officeooo:rsid="0050bc1e"/>
    </style:style>
    <style:style style:name="T91" style:family="text">
      <style:text-properties officeooo:rsid="001445ef"/>
    </style:style>
    <style:style style:name="T92" style:family="text">
      <style:text-properties officeooo:rsid="005f22c1"/>
    </style:style>
    <style:style style:name="T93" style:family="text">
      <style:text-properties officeooo:rsid="002e009e"/>
    </style:style>
    <style:style style:name="T94" style:family="text">
      <style:text-properties officeooo:rsid="0060824b"/>
    </style:style>
    <style:style style:name="T95" style:family="text">
      <style:text-properties officeooo:rsid="006113c2"/>
    </style:style>
    <style:style style:name="T96" style:family="text">
      <style:text-properties fo:font-variant="normal" fo:text-transform="none" fo:letter-spacing="normal" fo:font-style="normal"/>
    </style:style>
    <style:style style:name="T97" style:family="text">
      <style:text-properties officeooo:rsid="0068d0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rst thank you for your hard work in reviewing this paper. I find the review comments are very helpful because they show me many corner cases not considered before. I have taken these comments into consideration, and polish my paper in the following way.</text:p>
      <text:p text:style-name="P1"/>
      <text:p text:style-name="P3">In the remainder of this file, I will show your original comments in <text:span text:style-name="T1">black color, and my response in </text:span><text:span text:style-name="T2">blue color and bold font</text:span><text:span text:style-name="T1">. All the modifications on my manuscript are shown with </text:span><text:span text:style-name="T3"><text:s/>underline and bold font</text:span><text:span text:style-name="T1">.</text:span></text:p>
      <text:p text:style-name="P2">--------------- Reviewer Comments <text:s/>-----------</text:p>
      <text:p text:style-name="P2"><text:s text:c="2"/><text:tab/></text:p>
      <text:p text:style-name="P2">Referee: 1</text:p>
      <text:p text:style-name="P2"/>
      <text:p text:style-name="P2">Comments to the Author</text:p>
      <text:p text:style-name="P2">This paper extends prior work on complementary synthesis by proposing a way of synthesizing decoders for encoders involving some flow control mechanism. The synthesis procedure consists of three steps: 1) obtaining the flow control variables, 2) finding the conditions when data variables can be inferred from the flow control variables, and 3) synthesizing the decoding functions for the flow control and data variables. Experiments are performed on three industrial standards.</text:p>
      <text:p text:style-name="P2"/>
      <text:p text:style-name="P2">The presented method seems to be technically sound, and enhances the practicality of decoder synthesis for industrial applications. However, the presentation requires further revision.</text:p>
      <text:p text:style-name="P2"/>
      <text:p text:style-name="P2">Detailed comments:</text:p>
      <text:p text:style-name="P2"/>
      <text:p text:style-name="P2">P2. The statement, “such an encoder with flow control mechanism may visit the non-unique state set infinitely often, that is, its input variables i cannot always be uniquely determined by a bounded sequence of o” is confusing. Change “that is” to “and therefore”.</text:p>
      <text:p text:style-name="P2">P2. Please define the “unique state set”.</text:p>
      <text:p text:style-name="P8"><text:span text:style-name="T12">RESPON</text:span><text:span text:style-name="T13">S</text:span><text:span text:style-name="T12">E</text:span><text:span text:style-name="T5">: I find concepts of “the unique state set” and “the Non-unique state set” are unnecessary here, I remove the current Figure 1a) and replace it with a new figure showing the structure of a high speed communication system with faster transmitter and slower receiver . I also</text:span> rewrite the fi<text:span text:style-name="T4">rst and second</text:span> paragraph<text:span text:style-name="T6">s</text:span> of <text:span text:style-name="T6">Page 2 to explain the flow control mechanism.</text:span></text:p>
      <text:p text:style-name="P2"/>
      <text:p text:style-name="P2">P2. In Fig. 1 b), please explain the “predefined special control symbol”. In your computation, how is the predefined special control symbol determined?</text:p>
      <text:p text:style-name="P11"><text:span text:style-name="T12">RESPON</text:span><text:span text:style-name="T13">S</text:span><text:span text:style-name="T12">E</text:span>: I am sorry that I have use two different terms <text:span text:style-name="T8">in this paper </text:span>for the same thing , “predefined special control symbol” <text:s/>and “the invalid data”. Now I have <text:span text:style-name="T9">replace all of them by a new term “idle symbol” to express that such a symbol can be safely discard by the decoder.</text:span></text:p>
      <text:p text:style-name="P9">I also replace the old Fig.1b) with a pseudo code that is easier to be understood.</text:p>
      <text:p text:style-name="P10">I also <text:span text:style-name="T7">rewritten</text:span> the paragraph 2 and 4 of Page 2, to explain in more details why the current algorithm can not handle such encoder.</text:p>
      <text:p text:style-name="P9"/>
      <text:p text:style-name="P7"/>
      <text:p text:style-name="P7"/>
      <text:p text:style-name="P2"/>
      <text:p text:style-name="P2"/>
      <text:p text:style-name="P2">In Section 2.2, please specific how initial states are treated, and explain its connection to the parameter “p”.</text:p>
      <text:p text:style-name="P12"><text:span text:style-name="T12">RESPON</text:span><text:span text:style-name="T13">S</text:span><text:span text:style-name="T12">E: </text:span><text:span text:style-name="T15">Thank you for your suggestion, because it have squeeze more details from my work. </text:span><text:span text:style-name="T16">First, I add </text:span><text:span text:style-name="T18">two assertion predicates to the end of equation (1).</text:span><text:span text:style-name="T16"> </text:span></text:p>
      <text:p text:style-name="P12"><text:span text:style-name="T19">And </text:span><text:span text:style-name="T20">then</text:span><text:span text:style-name="T19"> I add </text:span><text:span text:style-name="T16">the last sentence at the end of the 3</text:span><text:span text:style-name="T17">rd</text:span><text:span text:style-name="T16"> paragraph that says “Line 5 and 6 are the assertion predicates given by the user that constrain the valid valuation on i” </text:span><text:span text:style-name="T19">to explain </text:span><text:soft-page-break/><text:span text:style-name="T19">the purpose of these two predicates.</text:span></text:p>
      <text:p text:style-name="P14"><text:span text:style-name="T19">T</text:span><text:span text:style-name="T11">hird, I add the first paragraph on page 5 to explain w</text:span><text:span text:style-name="T14">hy we chose to not handle initial state.</text:span></text:p>
      <text:p text:style-name="P15"><text:span text:style-name="T14">F</text:span><text:span text:style-name="T11">ourth, I add the second paragraph to refer the reader to another work by Tu and Jiang that can handle the initial state. </text:span><text:span text:style-name="T21">And I also explain that their work is orthogonal to ours, and </text:span><text:span text:style-name="T22">not considering it can simply our discussion.</text:span></text:p>
      <text:p text:style-name="P25"/>
      <text:p text:style-name="P4">How does interpolation help to characterize the set of assignments that satisfy a Boolean relation (Algorithm 3 CharaterizingFormulaSAT), say, in comparison to enumerating all satisfying assignments? Please assess the usefulness of interpolation through experiments. </text:p>
      <text:p text:style-name="P13"><text:span text:style-name="T12">RESPON</text:span><text:span text:style-name="T13">S</text:span><text:span text:style-name="T12">E: </text:span><text:span text:style-name="T23">Thank you for your suggestion. </text:span><text:span text:style-name="T85"><text:s/></text:span><text:span text:style-name="T23">I think it is a widely accepted today that interpolation is much more efficient than simply enumerating all assignments. And in section 4.1 paragraph 3, I have also stated that the complexity of simply enumerating is exponent. </text:span><text:span text:style-name="T24">So I think the reader may not be interested in reading again how interpolation defeat simply enumerating.</text:span></text:p>
      <text:p text:style-name="P4"/>
      <text:p text:style-name="P4">Moreover, it would be interesting to compare the applied interpolant generation (from proofs) method to the following method without proofs.</text:p>
      <text:p text:style-name="P2">Hana Chockler, Alexander Ivrii, Arie Matsliah: Computing Interpolants without Proofs. Haifa Verification Conference 2012: 72-85</text:p>
      <text:p text:style-name="P28"><text:span text:style-name="T93">RESPONSE: Thanks you for your suggestion. </text:span>I read <text:span text:style-name="T91">Hana</text:span>'s paper carefully and find that its idea<text:span text:style-name="T92">s</text:span> <text:span text:style-name="T92">are:</text:span></text:p>
      <text:p text:style-name="P33">1) Enumerating assignments of formula A in outer loop.</text:p>
      <text:p text:style-name="P34">2) And then enlarging each such assignments in inner loop by dropping literals.</text:p>
      <text:p text:style-name="P29"><text:span text:style-name="T94">A </text:span>similar <text:span text:style-name="T94">approach have been tried in</text:span> my first paper about complementary synthesis “<text:span text:style-name="T96">Synthesizing complementary circuits automatically</text:span>”<text:span text:style-name="T95">appear in ICCAD09</text:span>, which enumerate satisfying assignment by enumerating assignments and trying to drop literals by testing unsatisfiability. </text:p>
      <text:p text:style-name="P30">The experimental results in both Hana's and my <text:span text:style-name="T95">ICCAD09 paper indicate that such an approach can not beat Craig interpolation from proof. </text:span></text:p>
      <text:p text:style-name="P32">I add one subsection at the end of my paper to discuss varias methods to enumerate satisfying assignments, <text:span text:style-name="T97">including Hana's paper.</text:span></text:p>
      <text:p text:style-name="P31">I am not sure what to do <text:span text:style-name="T97">other than this, can you give more suggestion?</text:span></text:p>
      <text:p text:style-name="P2"/>
      <text:p text:style-name="P2">P7. “…, which covers and only covers …” is not followed by the proposed computation. Essentially interpolation makes the computed set only an over-approximation.</text:p>
      <text:p text:style-name="P18">RESPON<text:span text:style-name="T86">S</text:span>E: <text:span text:style-name="T87">Yes, </text:span><text:s/><text:span text:style-name="T87">you are right, interpolation of unsatisfiable formula A∧ B covers only an over-approximation of A. But in the special case that A and B are complement to each other, that is, every assignment must satisfy either A or B, then this interpolation must cover and only cover A.</text:span></text:p>
      <text:p text:style-name="P17">Actually <text:span text:style-name="T88">we have explained this below the paragraph you are referring to, that is, in the </text:span>last paragraph of P7. <text:span text:style-name="T10">It first says that the interpolation cover an over-approximation. And then it says: “At the same time, IT P (a) ∧ R(a, A( b), 0) is unsatisfiable, so IT P (a) covers nothing that can make R(a, A( b), 0) satisfiable. Thus,IT P (a) covers exactly the set of valuations of a that can make R(a, A( b), 1) satisfiable.”. </text:span></text:p>
      <text:p text:style-name="P26">The full proof of “cover and only cover” is presented in theorem 4.7</text:p>
      <text:p text:style-name="P51"/>
      <text:p text:style-name="P2">P8. The statement “ITP(a) covers exactly the set of valuations of a that can make R(a, A(b), 1) satisfiable” is not accurate. ITP is an over-approximation and may not be exactly the set.</text:p>
      <text:p text:style-name="P16">RESPON<text:span text:style-name="T86">S</text:span>E: <text:span text:style-name="T86">please refer to above response.</text:span></text:p>
      <text:p text:style-name="P2"/>
      <text:p text:style-name="P2">“Mcmillian” -&gt; “McMillan”</text:p>
      <text:p text:style-name="P20">RESPON<text:span text:style-name="T86">S</text:span>E: <text:span text:style-name="T89">corrected, thank you.</text:span></text:p>
      <text:p text:style-name="P2"><text:soft-page-break/></text:p>
      <text:p text:style-name="P2">In equations (5) and (7) of Section 4.2, is “=” different from “\equiv”? Please clarify.</text:p>
      <text:p text:style-name="P19">RESPON<text:span text:style-name="T86">S</text:span>E: <text:span text:style-name="T90">I am sorry that I have not capture your meaning, so I try to explain all the symbols related to equivalent here, and only modify my paper after I got your reply in next review.</text:span></text:p>
      <text:p text:style-name="P23">For “=” with “def” over it, it means defining a new variable on its left to be an equation on its right.</text:p>
      <text:p text:style-name="P23">For “=” after conjunction, it means enumerating a list of values, and conjunct all the resulting <text:s/>equation on its right.</text:p>
      <text:p text:style-name="P23">For “\equiv”, it just means the formula on its left is equal to the one on its right.</text:p>
      <text:p text:style-name="P24">As we have already used “:=” to represent assignment, so I have replace all <text:span text:style-name="T90">“=” with “def” over it to “:=”.</text:span></text:p>
      <text:p text:style-name="P19"/>
      <text:p text:style-name="P2">In Lemma 4.3, the implication “F’pc(p’,l’,r’,1) =&gt; F’pc(p,l,r,1)” needs further elaboration.</text:p>
      <text:p text:style-name="P35"><text:span text:style-name="T25">RESPON</text:span><text:span text:style-name="T26">S</text:span><text:span text:style-name="T25">E: </text:span><text:span text:style-name="T27">Thank you for your suggestion. </text:span><text:span text:style-name="T28">This statement is not accurate. I </text:span><text:span text:style-name="T29">have </text:span><text:span text:style-name="T28">change the proof a little bit.</text:span></text:p>
      <text:p text:style-name="P21"/>
      <text:p text:style-name="P2">In Algorithms 2 and 4, the parameters p, l, and r are incremented simultaneously. It might seem too conservative and make formulas unnecessarily complex. There seems room for improvement. It would be nice to compare different strategies and their effects on the quality of synthesized decoders.</text:p>
      <text:p text:style-name="P36"><text:bookmark-start text:name="__DdeLink__427_1625704481"/><text:span text:style-name="T25">RESPON</text:span><text:span text:style-name="T26">S</text:span><text:span text:style-name="T25">E: </text:span><text:span text:style-name="T30">Yes, you are right. </text:span><text:bookmark-end text:name="__DdeLink__427_1625704481"/></text:p>
      <text:p text:style-name="P52"><text:span text:style-name="T25">Actually algorithm 1 and 2 in the “</text:span><text:bookmark-start text:name="__DdeLink__425_1625704481"/><text:span text:style-name="T25">Section 2 preliminaries</text:span><text:bookmark-end text:name="__DdeLink__425_1625704481"/><text:span text:style-name="T25">” come from my TCAD 11 paper “A Halting Algorithm to Determine the Existence of the Decoder”. In that paper, they actually include an additional step to reduce the value of p, l and r. But including all these detail here may make the “Section 2 preliminaries” </text:span><text:span text:style-name="T32">too long. </text:span><text:span text:style-name="T33">So in my previous version of this TODAES paper, I chose to omit these details and refer the readers to my TCAD 11 paper at the end of “</text:span><text:span text:style-name="T25">Section 2 preliminaries</text:span><text:span text:style-name="T33">”.</text:span></text:p>
      <text:p text:style-name="P53"><text:span text:style-name="T33">B</text:span><text:span text:style-name="T25">ut since you have asked, <text:s/>I add </text:span><text:span text:style-name="T34">a</text:span><text:span text:style-name="T25"> new paragraph at the end of “</text:span><text:span text:style-name="T31">Section 2 preliminaries</text:span><text:span text:style-name="T25">” </text:span><text:span text:style-name="T36">and a new algorithm 2</text:span><text:span text:style-name="T25"> to </text:span><text:span text:style-name="T35">reduce the value of p,l and r.</text:span></text:p>
      <text:p text:style-name="P27"/>
      <text:p text:style-name="P22"/>
      <text:p text:style-name="P2">In Sections 5.1 and 5.2, the way of using interpolation for logic synthesis is not new. Citation to prior works would be helpful to contrast the relative novelty of the proposed method.</text:p>
      <text:p text:style-name="P37"><text:span text:style-name="T25">RESPON</text:span><text:span text:style-name="T26">S</text:span><text:span text:style-name="T25">E: </text:span><text:span text:style-name="T37">Sure. I add the </text:span><text:span text:style-name="T38">Subsection 7.5 to talk about this.</text:span></text:p>
      <text:p text:style-name="P2"/>
      <text:p text:style-name="P2">In the experimental results, what are the values of the corresponding parameters p, l, and r? </text:p>
      <text:p text:style-name="P2"/>
      <text:p text:style-name="P2">P14. “the way it handle…” -&gt; “the way it handles”</text:p>
      <text:p text:style-name="P38"><text:span text:style-name="T25">RESPON</text:span><text:span text:style-name="T26">S</text:span><text:span text:style-name="T25">E: </text:span><text:span text:style-name="T39">thank you, I have corrected it.</text:span></text:p>
      <text:p text:style-name="P2"/>
      <text:p text:style-name="P2">The references are not presented in a consistent style. Please clean them up.</text:p>
      <text:p text:style-name="P40"><text:span text:style-name="T25">RESPON</text:span><text:span text:style-name="T26">S</text:span><text:span text:style-name="T25">E: </text:span><text:span text:style-name="T44">Thanks. corrected</text:span></text:p>
      <text:p text:style-name="P2"/>
      <text:p text:style-name="P2">Referee: 2</text:p>
      <text:p text:style-name="P2"/>
      <text:p text:style-name="P2">Comments to the Author</text:p>
      <text:p text:style-name="P2">Synthesizing decoder from an encoder with a flow control is non-trivial.</text:p>
      <text:p text:style-name="P2">The flow control makes it hard to infer input variables uniquely <text:s/>from a bounded sequence</text:p>
      <text:p text:style-name="P2">of output variables, as it invalidates data into the encoder's input sequence.</text:p>
      <text:p text:style-name="P2">This paper discuss how to synthesis such a decoder from given encoder with flow control.</text:p>
      <text:p text:style-name="P2">It identifies the flow control variables, the predicate over these variables</text:p>
      <text:p text:style-name="P2"><text:soft-page-break/>controlling the validity of the data, and decoder function over the input variables.</text:p>
      <text:p text:style-name="P2"/>
      <text:p text:style-name="P2"/>
      <text:p text:style-name="P2">Identification of flow control variables are done through iterative unrolling</text:p>
      <text:p text:style-name="P2">over the bounded sequence of outputs in a unique state path. It assumes that </text:p>
      <text:p text:style-name="P2">flow control variables can be uniquely identified from input variables.</text:p>
      <text:p text:style-name="P2">The predicate over the flow control variable is found using interpolation</text:p>
      <text:p text:style-name="P2">technique to quantify b variables from a Boolean function R(a,b,1)</text:p>
      <text:p text:style-name="P2">where <text:s/>R(a,b,1) \and R(a,b,0) is unsat for all values of a,b.</text:p>
      <text:p text:style-name="P2"/>
      <text:p text:style-name="P2">Experimental results on real designs show the efficacy of the approach.</text:p>
      <text:p text:style-name="P2">The reported runtimes were less than a minute. </text:p>
      <text:p text:style-name="P2"/>
      <text:p text:style-name="P2">Overall, the paper is bit notation heavy, and often use of symbols are done </text:p>
      <text:p text:style-name="P2">without giving adequate explanation. For example, before detailing the</text:p>
      <text:p text:style-name="P2">equations for FSAT_PC and FSAT_LN <text:s/>in (page 9), authors should </text:p>
      <text:p text:style-name="P2">give intuition behind the approach. I have to read some sections</text:p>
      <text:p text:style-name="P2">at least more than once to get the complete intentions.</text:p>
      <text:p text:style-name="P39"><text:span text:style-name="T25">RESPON</text:span><text:span text:style-name="T26">S</text:span><text:span text:style-name="T25">E: </text:span><text:span text:style-name="T40">you are right, I have add subsubsection 4.2.1 to introduce the intuition behind th</text:span><text:span text:style-name="T45">is</text:span><text:span text:style-name="T40"> complex algorithm.</text:span></text:p>
      <text:p text:style-name="P54"><text:span text:style-name="T40">B</text:span><text:span text:style-name="T25">esides that, I also partition this subsection into subsubsection 4.2.2 and 4.2.3, </text:span><text:span text:style-name="T41">each describe <text:s/></text:span><text:span text:style-name="T42">FSAT_PC and FSAT_LN </text:span><text:span text:style-name="T43">respectively</text:span><text:span text:style-name="T42">.</text:span></text:p>
      <text:p text:style-name="P2"/>
      <text:p text:style-name="P2">Besides that, I also have some doubts about the proposed solutions.</text:p>
      <text:p text:style-name="P2">Please try to give explanation as needed. </text:p>
      <text:p text:style-name="P2"/>
      <text:p text:style-name="P2">1. Algo 1 checks sequences starting from initial state. Is this state a fixed state or arb. state? </text:p>
      <text:p text:style-name="P41"><text:span text:style-name="T25">RESPON</text:span><text:span text:style-name="T26">S</text:span><text:span text:style-name="T25">E: </text:span><text:span text:style-name="T49">Actually it is an arbitrary state. I have discussed the advantage of such a choice in XXX paragraph of Subsection 2.3.</text:span></text:p>
      <text:p text:style-name="P5"/>
      <text:p text:style-name="P5">If the sequence is unsat at depth some (p,l,r), can it be satisfiable at higher depth? If so, then I think your decode logic may be wrong as it may be satisfiable at higher depth. </text:p>
      <text:p text:style-name="P42"><text:span text:style-name="T25">RESPON</text:span><text:span text:style-name="T26">S</text:span><text:span text:style-name="T25">E: </text:span><text:span text:style-name="T46">Actually, when the sequence is unsat at some (p,l,r), then it will always be unsat for larger (p,l,r). </text:span><text:span text:style-name="T47">Informally, if we can uniquely determine the input with a sequence of output, then we can certainly determine it with longer output.</text:span></text:p>
      <text:p text:style-name="P6"><text:span text:style-name="T47">I </text:span><text:span text:style-name="T50">add both this informal and a new formal description of this fact in </text:span><text:span text:style-name="T48">Subsection 2.3.</text:span></text:p>
      <text:p text:style-name="P6"/>
      <text:p text:style-name="P6">Note, you only found a bounded proof from initial state, and not an unbounded proof. If there is some assumption made, please state it upfront.</text:p>
      <text:p text:style-name="P43"><text:span text:style-name="T47">RESPON</text:span><text:span text:style-name="T26">S</text:span><text:span text:style-name="T47">E: </text:span><text:span text:style-name="T51">Yes, </text:span><text:span text:style-name="T52">the proof</text:span><text:span text:style-name="T51"> we found from </text:span><text:span text:style-name="T53">the unsat of</text:span><text:span text:style-name="T51"> </text:span><text:span text:style-name="T52">F_PC and </text:span><text:span text:style-name="T53">sat of</text:span><text:span text:style-name="T52"> F_</text:span><text:span text:style-name="T53">LN are all bounded. But they can be generalize to unbounded case. </text:span><text:span text:style-name="T54">Please refer to paragraph XXX of </text:span><text:span text:style-name="T48">Subsection 2.3.</text:span></text:p>
      <text:p text:style-name="P2"/>
      <text:p text:style-name="P2">2. Algo 2 can also include non-control input variables (i.e., d variables) in the set returned at line 13. How do you ensure the set contains only and all flow control variables? (are you assuming that all and only flow control variables will have this property of uniqueness? If so, please state that upfront.)</text:p>
      <text:p text:style-name="P44"><text:span text:style-name="T47">RESPON</text:span><text:span text:style-name="T26">S</text:span><text:span text:style-name="T47">E: </text:span><text:span text:style-name="T55">Yes, it can recognize some d</text:span><text:span text:style-name="T56">ata</text:span><text:span text:style-name="T55"> variables as f</text:span><text:span text:style-name="T56">low control</text:span><text:span text:style-name="T55"> variables. </text:span><text:span text:style-name="T57">But that do not hurt </text:span><text:span text:style-name="T58">our</text:span><text:span text:style-name="T57"> general framework. </text:span><text:span text:style-name="T58">Because </text:span><text:span text:style-name="T59">the decoder's Boolean function can still be correctly characterized.</text:span></text:p>
      <text:p text:style-name="P55"><text:span text:style-name="T59">I </text:span><text:span text:style-name="T25">have add a new paragraph at the end of Section 3.</text:span></text:p>
      <text:p text:style-name="P2"><text:s/></text:p>
      <text:p text:style-name="P2"><text:soft-page-break/>3. Algo 3: typo at <text:s/>line 2. R(a,b,t) should be R(a,b,1).</text:p>
      <text:p text:style-name="P45"><text:span text:style-name="T47">RESPON</text:span><text:span text:style-name="T26">S</text:span><text:span text:style-name="T47">E: </text:span><text:span text:style-name="T60">Wow, that is a bug hidden so deep. Thank you very much. I have corrected it.</text:span></text:p>
      <text:p text:style-name="P2"/>
      <text:p text:style-name="P2">4. Eqn 5: how do you find d? So far in algo 2, you only found f, but it is not clear whether it includes d or not? It is not clear if you found all f in algo 2?</text:p>
      <text:p text:style-name="P46"><text:span text:style-name="T47">RESPON</text:span><text:span text:style-name="T26">S</text:span><text:span text:style-name="T47">E: </text:span><text:span text:style-name="T61">It is my mistake that have not say about this. Actually d=i-f. That is, all input variables are either f or d. After getting the full list of f, we take all left i as d. </text:span><text:span text:style-name="T62">I have add one new paragraph at the end of Section 3.</text:span></text:p>
      <text:p text:style-name="P2"/>
      <text:p text:style-name="P2">5. Experiments. Is there way to estimate the quality of the synthesis, by comparing with an existing decoder?</text:p>
      <text:p text:style-name="P2"/>
      <text:p text:style-name="P2">Referee: 3</text:p>
      <text:p text:style-name="P2"/>
      <text:p text:style-name="P2">Comments to the Author</text:p>
      <text:p text:style-name="P2">Dear Authors, </text:p>
      <text:p text:style-name="P2">The topic discussed is very relevant to TODAES and with improvements should make for an interesting solid work that enables automation of practical processes.</text:p>
      <text:p text:style-name="P2">However, in the way that the work is presented, it is either not explained well enough or the work was not <text:bookmark-start text:name="__DdeLink__5_2048348481"/>rigor<text:bookmark-end text:name="__DdeLink__5_2048348481"/> enough to convince that the presented work is all that is claimed to be - i.e. correct by construction algorithms.</text:p>
      <text:p text:style-name="P2">I am attaching a list of concerns that caught my attention. Please note that I started wit ha detailed review, but once I lost faith in the validity of the arguments I did not review the remainder of the paper at the same level of detail, hoping that the paper will go over a major review. Please take the spirit of the comments made and apply it to the later sections of the paper.</text:p>
      <text:p text:style-name="P60"/>
      <text:p text:style-name="P2"/>
      <text:p text:style-name="P56">Major points for consideration: </text:p>
      <text:p text:style-name="P56"/>
      <text:p text:style-name="P56">The problem statement is not clear. The objectives are not clear. It is also not clear what the </text:p>
      <text:p text:style-name="P59">inputs of the problem are and what the expected outputs are. </text:p>
      <text:p text:style-name="P47"><text:span text:style-name="T47">RESPON</text:span><text:span text:style-name="T26">S</text:span><text:span text:style-name="T47">E: </text:span><text:span text:style-name="T63">I am </text:span><text:span text:style-name="T64">sorry that I have not describe this </text:span><text:span text:style-name="T65">paper's purpose clear. I have restructure <text:s/>the first paragraph of section 1. <text:s/></text:span><text:span text:style-name="T66">Actually we are trying to generate the decoder automatically from the encoder.</text:span></text:p>
      <text:p text:style-name="P61"/>
      <text:p text:style-name="P59">Are we designing a decoder? If so, what do we know of the specifications of the encoder? </text:p>
      <text:p text:style-name="P48"><text:span text:style-name="T47">RESPON</text:span><text:span text:style-name="T26">S</text:span><text:span text:style-name="T47">E: </text:span><text:span text:style-name="T68">Y</text:span><text:span text:style-name="T67">es, we are designing a decoder by automatically generating it from the specification of an encoder. <text:s/></text:span><text:span text:style-name="T69">We have many ways to know the specification of the encoder, verilog or vhdl. But our paper is not limited by this. </text:span><text:span text:style-name="T70"><text:s/></text:span><text:span text:style-name="T65">I have restructure <text:s/>the first paragraph of section 1 </text:span><text:span text:style-name="T70">to talk about this.</text:span></text:p>
      <text:p text:style-name="P58"/>
      <text:p text:style-name="P57"/>
      <text:p text:style-name="P57">It is not clear why we are trying to estimate functions of the encoder that one may assume that they are known. </text:p>
      <text:p text:style-name="P56">Taking into account that this is likely to be mostly an issue with presentation more than </text:p>
      <text:p text:style-name="P56">anything else that can be resolved with a proper introduction to the proposed solution. </text:p>
      <text:p text:style-name="P49"><text:span text:style-name="T47">RESPON</text:span><text:span text:style-name="T26">S</text:span><text:span text:style-name="T47">E: </text:span><text:span text:style-name="T71">I am sorry that I don't understand the meaning of “</text:span><text:span text:style-name="T72"> to estimate ...</text:span><text:span text:style-name="T71">”. Can you please explain.</text:span></text:p>
      <text:p text:style-name="P62"/>
      <text:p text:style-name="P56">Many explanations are missing, such as the idea of the unique and non unique state sets </text:p>
      <text:p text:style-name="P56">that are used but not explained. The author explained these concepts in other papers but </text:p>
      <text:p text:style-name="P56">there are no references to these explanations. </text:p>
      <text:p text:style-name="P50"><text:soft-page-break/><text:span text:style-name="T47">RESPON</text:span><text:span text:style-name="T26">S</text:span><text:span text:style-name="T47">E: </text:span><text:span text:style-name="T73">Actually </text:span><text:span text:style-name="T74">the concept</text:span><text:span text:style-name="T75">s</text:span><text:span text:style-name="T74"> of unique and non-unique state set are only be used once in our FMCAD 10 paper, but not after. Actually these </text:span><text:span text:style-name="T75">two</text:span><text:span text:style-name="T74"> concepts are not accurate and sometimes misleading. </text:span><text:span text:style-name="T75">So I </text:span><text:span text:style-name="T76">remove them again and rewrite Section 1.</text:span></text:p>
      <text:p text:style-name="P56"/>
      <text:p text:style-name="P56">The approach taken in the solution draws from formal methods but does not appear to be </text:p>
      <text:p text:style-name="P56">solid, or explanations are missing to show that it is. A few of examples that illustrate this </text:p>
      <text:p text:style-name="P56">issue: </text:p>
      <text:p text:style-name="P56">o In Equation 1 F PC (p,l,r) is defined as a conjunction of a few terms, one of which is i ≠ </text:p>
      <text:p text:style-name="P56">i′, and a conclusion is made that if the conjunction is unsatisfiable then i = i′. </text:p>
      <text:p text:style-name="P56">Logically, there are other ways for this conjunction to fail. It may very well be that </text:p>
      <text:p text:style-name="P56">they all lead to the same conclusion, but this is not discussed or even mentioned. </text:p>
      <text:p text:style-name="P63"><text:span text:style-name="T47">RESPON</text:span><text:span text:style-name="T26">S</text:span><text:span text:style-name="T47">E: </text:span><text:span text:style-name="T77">You are right, I add paragraph XXX in </text:span><text:span text:style-name="T78">Subsection 2.3 to explain this.</text:span></text:p>
      <text:p text:style-name="P63"><text:span text:style-name="T78"/></text:p>
      <text:p text:style-name="P56">o In Equation 2, on the other hand another conjunction is presented, and this time the </text:p>
      <text:p text:style-name="P56">conclusion is derived on the case that the conjunction is satisfiable. It is not clear, </text:p>
      <text:p text:style-name="P56">presented or discussed why the conclusion here is different. </text:p>
      <text:p text:style-name="P64"><text:span text:style-name="T47">RESPON</text:span><text:span text:style-name="T26">S</text:span><text:span text:style-name="T47">E: </text:span><text:span text:style-name="T79">I am sorry that I have not present a clear structure for Subsection 2.3. Now I have change it in</text:span><text:span text:style-name="T80">to a clear structure.</text:span></text:p>
      <text:p text:style-name="P66"><text:span text:style-name="T80">A</text:span><text:span text:style-name="T25">ccording to the second paragraph of Subsection 2.3, Equation 1 is a sound approach to determine whether an input variable can be uniquely determined, while Equation 2 is a complete approach.</text:span></text:p>
      <text:p text:style-name="P66"><text:span text:style-name="T25">That is, when </text:span><text:span text:style-name="T81">Equation 1 say YES, then the final answer is YES. When Equation 2 says NO, then the final answer is NO. </text:span></text:p>
      <text:p text:style-name="P67"><text:span text:style-name="T25">These two approaches are presented in Subsubsection 2.3.1 and 2.3.2. </text:span><text:span text:style-name="T82">And we show </text:span><text:span text:style-name="T83">in </text:span><text:span text:style-name="T84">S</text:span><text:span text:style-name="T83">ubsubsection 2.3.3</text:span><text:span text:style-name="T82"> that <text:s/>they will eventually converge and give conclusive answer.</text:span></text:p>
      <text:p text:style-name="P56"/>
      <text:p text:style-name="P56">o Equation 2, the idea of loops is also presented though not discussed. It is not clear </text:p>
      <text:p text:style-name="P56">why the loops are divided into three different sections or why the definition is such </text:p>
      <text:p text:style-name="P56">that they need to appear in the same places along the two paths. </text:p>
      <text:p text:style-name="P56"/>
      <text:p text:style-name="P56"/>
      <text:p text:style-name="P56">o Algorithm one assumes that p, l and r all have the same values, probably for </text:p>
      <text:p text:style-name="P56">simplicity and without a significant effect, but the difference from the definitions </text:p>
      <text:p text:style-name="P56">and equations that do not require this property is not mentioned. </text:p>
      <text:p text:style-name="P56">Such issues make the validity of the arguments very weak. I would suggest that either a full </text:p>
      <text:p text:style-name="P56">formal approach is taken, with all the laborious work of getting that right, but with the </text:p>
      <text:p text:style-name="P56">reward of the robustness of the solution, or an engineering approach can be taken that is </text:p>
      <text:p text:style-name="P56">weaker but easier to adopt. The mix created an illusion of robustness that is not scientific. </text:p>
      <text:p text:style-name="P56">In the experimental results, the authors mention that they are not applying their algorithms </text:p>
      <text:p text:style-name="P56">to the benchmark of another group because it does not contain control flow mechanism. If I </text:p>
      <text:p text:style-name="P56">understand this correctly, the simpler problem still falls within the scope of this work. Hence </text:p>
      <text:p text:style-name="P56">choosing not to use it for experimentation is not justified. At least some comparison to the </text:p>
      <text:p text:style-name="P56">works of others should be presented. </text:p>
      <text:p text:style-name="P56">Minor points for consideration: </text:p>
      <text:p text:style-name="P56"> </text:p>
      <text:p text:style-name="P56"> </text:p>
      <text:p text:style-name="P56"> </text:p>
      <text:p text:style-name="P56">Use of Wikipedia reference is not acceptable. The referencing system is built on </text:p>
      <text:p text:style-name="P56">accountability for information whereas Wikipedia is the opposite. </text:p>
      <text:p text:style-name="P56">“Determining that the design of the encoder-decoder is one of the most difficult jobs” – it’s </text:p>
      <text:p text:style-name="P56">a big statement. Either provide motivation for it, cite others that explain this, or don’t make </text:p>
      <text:p text:style-name="P56">a big statement. </text:p>
      <text:p text:style-name="P56"><text:soft-page-break/>Level of explanations is not consistent: on the one hand the authors bother to explain the </text:p>
      <text:p text:style-name="P56">mining of the ∈ sign as well as other standard Set theory definitions that are taught at an </text:p>
      <text:p text:style-name="P56"> </text:p>
      <text:p text:style-name="P56"> </text:p>
      <text:p text:style-name="P56"> </text:p>
      <text:p text:style-name="P56"> </text:p>
      <text:p text:style-name="P56"> </text:p>
      <text:p text:style-name="P56"> </text:p>
      <text:p text:style-name="P56"> </text:p>
      <text:p text:style-name="P56"> </text:p>
      <text:p text:style-name="P56"> </text:p>
      <text:p text:style-name="P56">undergraduate level. On the other hand some more complicated and relevant matters are </text:p>
      <text:p text:style-name="P56">not explained at all. Such as the meaning of the states and transitions in Figure 1a, and the </text:p>
      <text:p text:style-name="P56">meaning of “path 2” visiting states. </text:p>
      <text:p text:style-name="P56">Line 21 on page 2: “this algorithm assumes...” which algorithm is this referring to? </text:p>
      <text:p text:style-name="P56">Line 49 there: “none of the current algorithms” – the specific algorithms under consideration </text:p>
      <text:p text:style-name="P56">should be listed. It is (in theory) possible that the authors are not aware of ALL current </text:p>
      <text:p text:style-name="P56">algorithms. </text:p>
      <text:p text:style-name="P56">Lines 50-52 thee: this may be a terminology issue, but there appears to be a contradiction in </text:p>
      <text:p text:style-name="P56">the description. Either the algorithms assume that something is not possible, or they ensure </text:p>
      <text:p text:style-name="P56">that it doesn’t happen. If they assume then there is no need to ensure. </text:p>
      <text:p text:style-name="P56">What does ‘pc’ stand for in F PC ? (the same question applies to other names used in the </text:p>
      <text:p text:style-name="P56">paper) </text:p>
      <text:p text:style-name="P56">The perspective of equation 1 is not clear. From a decoder’s point of view the o’s are known </text:p>
      <text:p text:style-name="P56">and the i’s are not. Yet the equation assumes that we know what i is. Perhaps it should be </text:p>
      <text:p text:style-name="P56">explained first where the i's are coming from. </text:p>
      <text:p text:style-name="P56">Page 5 line 9 - Equation 1 is not explained well enough, “line 2 is a copy of it” – why is there </text:p>
      <text:p text:style-name="P56">a copy of it? </text:p>
      <text:p text:style-name="P56">Algorithm 1: perhaps this is a matter of terminology, but it is not clear what the inputs of the </text:p>
      <text:p text:style-name="P56">algorithm are, or why it is designed in this manner. It appears that the actual inputs to the </text:p>
      <text:p text:style-name="P56">algorithm should be the o’s, or perhaps o’s and i’s, but not only i. </text:p>
      <text:p text:style-name="P56">Is there an assumption in Algorithm 2 that the inputs were already uniquely identified? </text:p>
      <text:p text:style-name="P56">Section 4.1: the logic is not complete. The fact that R(a,b,0) and R(a,b,1) does not necessarily </text:p>
      <text:p text:style-name="P56">imply that a and b determine t (and should perhaps be written determine the value of t that </text:p>
      <text:p text:style-name="P56">satisfies R). R may not be satisfiable for any a and b. </text:p>
      <text:p text:style-name="P56">It is possible that section 4.1 should become an appendix and only use its results for the </text:p>
      <text:p text:style-name="P56">paper. It is a diversion from the problem on discussi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9T09:45:07.960828527</meta:creation-date>
    <dc:date>2014-10-28T21:17:50.862352120</dc:date>
    <meta:editing-duration>P1DT18H6M59S</meta:editing-duration>
    <meta:editing-cycles>165</meta:editing-cycles>
    <meta:generator>LibreOffice/4.2.6.3$Linux_X86_64 LibreOffice_project/420m0$Build-3</meta:generator>
    <meta:document-statistic meta:table-count="0" meta:image-count="0" meta:object-count="0" meta:page-count="7" meta:paragraph-count="196" meta:word-count="3534" meta:character-count="20419" meta:non-whitespace-character-count="16959"/>
  </office:meta>
</office:document-meta>
</file>